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28,30,32-34,43</text:p>
      <text:p text:style-name="Standard">Instances: <text:s text:c="3"/>1000</text:p>
      <text:p text:style-name="Standard">Attributes: <text:s text:c="2"/>10</text:p>
      <text:p text:style-name="Standard"><text:s text:c="14"/>MeanSimLabel</text:p>
      <text:p text:style-name="Standard"><text:s text:c="14"/>UMBC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2.8797 * UMBC +</text:p>
      <text:p text:style-name="Standard"><text:s text:c="5"/>-3.2093 * rouge_1_f_score +</text:p>
      <text:p text:style-name="Standard"><text:s text:c="5"/>-1.7232 * rouge_3_f_score +</text:p>
      <text:p text:style-name="Standard"><text:s text:c="6"/>2.6067 * rouge_l_f_score +</text:p>
      <text:p text:style-name="Standard"><text:s text:c="6"/>4.9404 * rouge_s*_f_score +</text:p>
      <text:p text:style-name="Standard"><text:s text:c="5"/>-2.709 <text:s/>* rouge_w_1.2_f_score +</text:p>
      <text:p text:style-name="Standard"><text:s text:c="6"/>0.6979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008,1.408</text:p>
      <text:p text:style-name="Standard">2,0.5,1.426,0.926</text:p>
      <text:p text:style-name="Standard">3,2.4,1.397,-1.003</text:p>
      <text:p text:style-name="Standard">4,1,1.863,0.863</text:p>
      <text:p text:style-name="Standard">5,0.4,1.84,1.44</text:p>
      <text:p text:style-name="Standard">6,1.167,1.584,0.418</text:p>
      <text:p text:style-name="Standard">7,3,2.862,-0.138</text:p>
      <text:p text:style-name="Standard">8,1.167,2.401,1.234</text:p>
      <text:p text:style-name="Standard">9,0.6,1.829,1.229</text:p>
      <text:p text:style-name="Standard">10,1.333,1.86,0.526</text:p>
      <text:p text:style-name="Standard">11,2.667,1.906,-0.76</text:p>
      <text:p text:style-name="Standard">12,0.833,1.498,0.665</text:p>
      <text:p text:style-name="Standard"><text:soft-page-break/>13,3.6,2.75,-0.85</text:p>
      <text:p text:style-name="Standard">14,0.6,2.128,1.528</text:p>
      <text:p text:style-name="Standard">15,3.4,2.815,-0.585</text:p>
      <text:p text:style-name="Standard">16,3.8,1.445,-2.355</text:p>
      <text:p text:style-name="Standard">17,2,1.847,-0.153</text:p>
      <text:p text:style-name="Standard">18,1,1.201,0.201</text:p>
      <text:p text:style-name="Standard">19,0,0.707,0.707</text:p>
      <text:p text:style-name="Standard">20,2,2.811,0.811</text:p>
      <text:p text:style-name="Standard">21,1.2,3.141,1.941</text:p>
      <text:p text:style-name="Standard">22,2.4,2.16,-0.24</text:p>
      <text:p text:style-name="Standard">23,3.333,1.701,-1.633</text:p>
      <text:p text:style-name="Standard">24,1.333,1.554,0.22</text:p>
      <text:p text:style-name="Standard">25,1.833,1.64,-0.194</text:p>
      <text:p text:style-name="Standard">26,2.4,1.417,-0.983</text:p>
      <text:p text:style-name="Standard">27,1.286,3.037,1.751</text:p>
      <text:p text:style-name="Standard">28,2.6,1.636,-0.964</text:p>
      <text:p text:style-name="Standard">29,1.4,1.855,0.455</text:p>
      <text:p text:style-name="Standard">30,1.8,1.925,0.125</text:p>
      <text:p text:style-name="Standard">31,2.8,2.249,-0.551</text:p>
      <text:p text:style-name="Standard">32,2.2,2.224,0.024</text:p>
      <text:p text:style-name="Standard">33,3,1.846,-1.154</text:p>
      <text:p text:style-name="Standard">34,2,1.854,-0.146</text:p>
      <text:p text:style-name="Standard">35,2.5,2.241,-0.259</text:p>
      <text:p text:style-name="Standard">36,1,1.546,0.546</text:p>
      <text:p text:style-name="Standard">37,2.6,2.183,-0.417</text:p>
      <text:p text:style-name="Standard">38,0.8,1.67,0.87</text:p>
      <text:p text:style-name="Standard">39,0.4,1.117,0.717</text:p>
      <text:p text:style-name="Standard">40,1.75,1.286,-0.464</text:p>
      <text:p text:style-name="Standard">41,1.2,2.207,1.007</text:p>
      <text:p text:style-name="Standard">42,1,1.517,0.517</text:p>
      <text:p text:style-name="Standard">43,3.8,2.865,-0.935</text:p>
      <text:p text:style-name="Standard">44,2.4,1.712,-0.688</text:p>
      <text:p text:style-name="Standard">45,3,2.024,-0.976</text:p>
      <text:p text:style-name="Standard">46,3,2.124,-0.876</text:p>
      <text:p text:style-name="Standard">47,2.6,1.836,-0.764</text:p>
      <text:p text:style-name="Standard">48,0.833,2.134,1.3</text:p>
      <text:p text:style-name="Standard">49,3.833,3.416,-0.417</text:p>
      <text:p text:style-name="Standard">50,2,1.713,-0.287</text:p>
      <text:p text:style-name="Standard">51,2,2.009,0.009</text:p>
      <text:p text:style-name="Standard">52,0.286,1.649,1.363</text:p>
      <text:p text:style-name="Standard">53,2.833,2.275,-0.558</text:p>
      <text:p text:style-name="Standard">54,2.8,1.753,-1.047</text:p>
      <text:p text:style-name="Standard">55,3.333,2.801,-0.532</text:p>
      <text:p text:style-name="Standard">56,1,1.512,0.512</text:p>
      <text:p text:style-name="Standard">57,1,1.31,0.31</text:p>
      <text:p text:style-name="Standard">58,3.333,2.777,-0.556</text:p>
      <text:p text:style-name="Standard">59,1.333,2.712,1.379</text:p>
      <text:p text:style-name="Standard">60,3.8,2.477,-1.323</text:p>
      <text:p text:style-name="Standard">61,3.4,2.313,-1.087</text:p>
      <text:p text:style-name="Standard">62,2,1.325,-0.675</text:p>
      <text:p text:style-name="Standard">63,2.2,1.421,-0.779</text:p>
      <text:p text:style-name="Standard"><text:soft-page-break/>64,1,2.014,1.014</text:p>
      <text:p text:style-name="Standard">65,2.2,1.336,-0.864</text:p>
      <text:p text:style-name="Standard">66,1.333,1.67,0.336</text:p>
      <text:p text:style-name="Standard">67,2.8,1.898,-0.902</text:p>
      <text:p text:style-name="Standard">68,2.333,2.447,0.114</text:p>
      <text:p text:style-name="Standard">69,2.667,1.77,-0.897</text:p>
      <text:p text:style-name="Standard">70,1,1.21,0.21</text:p>
      <text:p text:style-name="Standard">71,4.4,2.119,-2.281</text:p>
      <text:p text:style-name="Standard">72,3.2,1.618,-1.582</text:p>
      <text:p text:style-name="Standard">73,2.8,1.662,-1.138</text:p>
      <text:p text:style-name="Standard">74,3.8,1.685,-2.115</text:p>
      <text:p text:style-name="Standard">75,2.5,2.338,-0.162</text:p>
      <text:p text:style-name="Standard">76,1.4,1.752,0.352</text:p>
      <text:p text:style-name="Standard">77,1.667,2.356,0.689</text:p>
      <text:p text:style-name="Standard">78,2.6,2.6,0</text:p>
      <text:p text:style-name="Standard">79,2.333,2.068,-0.265</text:p>
      <text:p text:style-name="Standard">80,0.5,1.518,1.018</text:p>
      <text:p text:style-name="Standard">81,0.333,1.378,1.044</text:p>
      <text:p text:style-name="Standard">82,2,1.024,-0.976</text:p>
      <text:p text:style-name="Standard">83,0.8,1.396,0.596</text:p>
      <text:p text:style-name="Standard">84,3.2,1.591,-1.609</text:p>
      <text:p text:style-name="Standard">85,2,2.346,0.346</text:p>
      <text:p text:style-name="Standard">86,0.2,1.973,1.773</text:p>
      <text:p text:style-name="Standard">87,3.25,3.398,0.148</text:p>
      <text:p text:style-name="Standard">88,3.8,2.498,-1.302</text:p>
      <text:p text:style-name="Standard">89,2.8,1.531,-1.269</text:p>
      <text:p text:style-name="Standard">90,2.4,2.158,-0.242</text:p>
      <text:p text:style-name="Standard">91,3,2.327,-0.673</text:p>
      <text:p text:style-name="Standard">92,2.2,1.875,-0.325</text:p>
      <text:p text:style-name="Standard">93,2.2,1.898,-0.302</text:p>
      <text:p text:style-name="Standard">94,1,1.622,0.622</text:p>
      <text:p text:style-name="Standard">95,3.25,2.484,-0.766</text:p>
      <text:p text:style-name="Standard">96,3.2,2.916,-0.284</text:p>
      <text:p text:style-name="Standard">97,3,1.728,-1.272</text:p>
      <text:p text:style-name="Standard">98,1.167,2.284,1.117</text:p>
      <text:p text:style-name="Standard">99,1.2,1.997,0.797</text:p>
      <text:p text:style-name="Standard">100,4.4,2.464,-1.936</text:p>
      <text:p text:style-name="Standard">1,1.4,1.444,0.044</text:p>
      <text:p text:style-name="Standard">2,2,2.01,0.01</text:p>
      <text:p text:style-name="Standard">3,0.8,1.335,0.535</text:p>
      <text:p text:style-name="Standard">4,0.4,1.908,1.508</text:p>
      <text:p text:style-name="Standard">5,2.25,1.345,-0.905</text:p>
      <text:p text:style-name="Standard">6,2.667,1.864,-0.803</text:p>
      <text:p text:style-name="Standard">7,1.167,1.574,0.407</text:p>
      <text:p text:style-name="Standard">8,1.667,1.545,-0.122</text:p>
      <text:p text:style-name="Standard">9,2.667,1.731,-0.935</text:p>
      <text:p text:style-name="Standard">10,1.75,1.355,-0.395</text:p>
      <text:p text:style-name="Standard">11,4,2.011,-1.989</text:p>
      <text:p text:style-name="Standard">12,4.167,2.681,-1.485</text:p>
      <text:p text:style-name="Standard">13,1.833,1.318,-0.515</text:p>
      <text:p text:style-name="Standard">14,0.8,1.623,0.823</text:p>
      <text:p text:style-name="Standard"><text:soft-page-break/>15,1.2,2.536,1.336</text:p>
      <text:p text:style-name="Standard">16,1.6,1.877,0.277</text:p>
      <text:p text:style-name="Standard">17,2.75,1.79,-0.96</text:p>
      <text:p text:style-name="Standard">18,3.5,2.784,-0.716</text:p>
      <text:p text:style-name="Standard">19,4.833,3.271,-1.562</text:p>
      <text:p text:style-name="Standard">20,1.833,1.822,-0.012</text:p>
      <text:p text:style-name="Standard">21,1.833,2.048,0.215</text:p>
      <text:p text:style-name="Standard">22,1.6,2.166,0.566</text:p>
      <text:p text:style-name="Standard">23,0.6,1.816,1.216</text:p>
      <text:p text:style-name="Standard">24,1.833,2.775,0.941</text:p>
      <text:p text:style-name="Standard">25,0.4,0.641,0.241</text:p>
      <text:p text:style-name="Standard">26,1.667,1.95,0.283</text:p>
      <text:p text:style-name="Standard">27,4,2.676,-1.324</text:p>
      <text:p text:style-name="Standard">28,1,1.365,0.365</text:p>
      <text:p text:style-name="Standard">29,1.4,2.628,1.228</text:p>
      <text:p text:style-name="Standard">30,0.667,1.415,0.748</text:p>
      <text:p text:style-name="Standard">31,2.2,1.287,-0.913</text:p>
      <text:p text:style-name="Standard">32,2.6,2.191,-0.409</text:p>
      <text:p text:style-name="Standard">33,3.2,1.802,-1.398</text:p>
      <text:p text:style-name="Standard">34,0,1.117,1.117</text:p>
      <text:p text:style-name="Standard">35,4,2.68,-1.32</text:p>
      <text:p text:style-name="Standard">36,3,1.627,-1.373</text:p>
      <text:p text:style-name="Standard">37,2.6,2.049,-0.551</text:p>
      <text:p text:style-name="Standard">38,2.6,1.219,-1.381</text:p>
      <text:p text:style-name="Standard">39,0.75,2.151,1.401</text:p>
      <text:p text:style-name="Standard">40,0,1.233,1.233</text:p>
      <text:p text:style-name="Standard">41,2,2.441,0.441</text:p>
      <text:p text:style-name="Standard">42,3.167,2.332,-0.835</text:p>
      <text:p text:style-name="Standard">43,1.4,1.788,0.388</text:p>
      <text:p text:style-name="Standard">44,3.6,2.419,-1.181</text:p>
      <text:p text:style-name="Standard">45,2.5,1.595,-0.905</text:p>
      <text:p text:style-name="Standard">46,1.167,2.112,0.945</text:p>
      <text:p text:style-name="Standard">47,0.6,2.008,1.408</text:p>
      <text:p text:style-name="Standard">48,0.75,1.58,0.83</text:p>
      <text:p text:style-name="Standard">49,1.6,1.787,0.187</text:p>
      <text:p text:style-name="Standard">50,1.6,2.34,0.74</text:p>
      <text:p text:style-name="Standard">51,3,3.302,0.302</text:p>
      <text:p text:style-name="Standard">52,0.25,1.896,1.646</text:p>
      <text:p text:style-name="Standard">53,1.167,2.466,1.299</text:p>
      <text:p text:style-name="Standard">54,1.75,1.603,-0.147</text:p>
      <text:p text:style-name="Standard">55,2,1.251,-0.749</text:p>
      <text:p text:style-name="Standard">56,1.8,2.211,0.411</text:p>
      <text:p text:style-name="Standard">57,1.667,2.182,0.515</text:p>
      <text:p text:style-name="Standard">58,2.25,2.477,0.227</text:p>
      <text:p text:style-name="Standard">59,1.6,1.341,-0.259</text:p>
      <text:p text:style-name="Standard">60,1.2,1.412,0.212</text:p>
      <text:p text:style-name="Standard">61,1.333,2.088,0.754</text:p>
      <text:p text:style-name="Standard">62,3,1.64,-1.36</text:p>
      <text:p text:style-name="Standard">63,0.4,1.874,1.474</text:p>
      <text:p text:style-name="Standard">64,1.6,2.627,1.027</text:p>
      <text:p text:style-name="Standard">65,0.833,1.811,0.977</text:p>
      <text:p text:style-name="Standard"><text:soft-page-break/>66,3.167,2.643,-0.523</text:p>
      <text:p text:style-name="Standard">67,2.6,2.413,-0.187</text:p>
      <text:p text:style-name="Standard">68,1.4,1.98,0.58</text:p>
      <text:p text:style-name="Standard">69,0.833,1.651,0.818</text:p>
      <text:p text:style-name="Standard">70,2,1.821,-0.179</text:p>
      <text:p text:style-name="Standard">71,1.2,1.789,0.589</text:p>
      <text:p text:style-name="Standard">72,2,2.417,0.417</text:p>
      <text:p text:style-name="Standard">73,2.25,1.913,-0.337</text:p>
      <text:p text:style-name="Standard">74,2.2,2.675,0.475</text:p>
      <text:p text:style-name="Standard">75,2.8,2.352,-0.448</text:p>
      <text:p text:style-name="Standard">76,1.4,2.508,1.108</text:p>
      <text:p text:style-name="Standard">77,0.8,3.056,2.256</text:p>
      <text:p text:style-name="Standard">78,0.333,1.374,1.041</text:p>
      <text:p text:style-name="Standard">79,3.4,1.872,-1.528</text:p>
      <text:p text:style-name="Standard">80,1,2.607,1.607</text:p>
      <text:p text:style-name="Standard">81,4.2,3.444,-0.756</text:p>
      <text:p text:style-name="Standard">82,2.2,1.587,-0.613</text:p>
      <text:p text:style-name="Standard">83,1,2.057,1.057</text:p>
      <text:p text:style-name="Standard">84,0.2,1.432,1.232</text:p>
      <text:p text:style-name="Standard">85,3.2,3.206,0.006</text:p>
      <text:p text:style-name="Standard">86,1.8,1.955,0.155</text:p>
      <text:p text:style-name="Standard">87,1.2,2.035,0.835</text:p>
      <text:p text:style-name="Standard">88,3.25,1.687,-1.563</text:p>
      <text:p text:style-name="Standard">89,2.4,1.573,-0.827</text:p>
      <text:p text:style-name="Standard">90,1,1.655,0.655</text:p>
      <text:p text:style-name="Standard">91,2.333,3.142,0.809</text:p>
      <text:p text:style-name="Standard">92,4.833,2.613,-2.22</text:p>
      <text:p text:style-name="Standard">93,0.333,2.202,1.868</text:p>
      <text:p text:style-name="Standard">94,4.167,2.363,-1.804</text:p>
      <text:p text:style-name="Standard">95,1,1.058,0.058</text:p>
      <text:p text:style-name="Standard">96,0.167,1.469,1.302</text:p>
      <text:p text:style-name="Standard">97,4.6,1.514,-3.086</text:p>
      <text:p text:style-name="Standard">98,1,1.616,0.616</text:p>
      <text:p text:style-name="Standard">99,2,1.98,-0.02</text:p>
      <text:p text:style-name="Standard">100,0.2,2.049,1.849</text:p>
      <text:p text:style-name="Standard">1,1.5,2.013,0.513</text:p>
      <text:p text:style-name="Standard">2,2.667,1.942,-0.725</text:p>
      <text:p text:style-name="Standard">3,1.4,2.361,0.961</text:p>
      <text:p text:style-name="Standard">4,2.6,1.44,-1.16</text:p>
      <text:p text:style-name="Standard">5,2,1.426,-0.574</text:p>
      <text:p text:style-name="Standard">6,3.8,2.252,-1.548</text:p>
      <text:p text:style-name="Standard">7,2.143,2.229,0.087</text:p>
      <text:p text:style-name="Standard">8,2.2,2.699,0.499</text:p>
      <text:p text:style-name="Standard">9,1.8,1.426,-0.374</text:p>
      <text:p text:style-name="Standard">10,4.6,3.21,-1.39</text:p>
      <text:p text:style-name="Standard">11,1.333,2.254,0.921</text:p>
      <text:p text:style-name="Standard">12,1.167,1.524,0.358</text:p>
      <text:p text:style-name="Standard">13,2.8,1.837,-0.963</text:p>
      <text:p text:style-name="Standard">14,2.6,2.7,0.1</text:p>
      <text:p text:style-name="Standard">15,0.4,1.758,1.358</text:p>
      <text:p text:style-name="Standard">16,0.2,0.942,0.742</text:p>
      <text:p text:style-name="Standard"><text:soft-page-break/>17,3,2.464,-0.536</text:p>
      <text:p text:style-name="Standard">18,3.286,2.399,-0.886</text:p>
      <text:p text:style-name="Standard">19,1,1.622,0.622</text:p>
      <text:p text:style-name="Standard">20,2.167,2.106,-0.06</text:p>
      <text:p text:style-name="Standard">21,1,1.935,0.935</text:p>
      <text:p text:style-name="Standard">22,2.167,2.083,-0.083</text:p>
      <text:p text:style-name="Standard">23,3.333,1.977,-1.356</text:p>
      <text:p text:style-name="Standard">24,4,3.08,-0.92</text:p>
      <text:p text:style-name="Standard">25,1.167,2.571,1.404</text:p>
      <text:p text:style-name="Standard">26,2.4,2.137,-0.263</text:p>
      <text:p text:style-name="Standard">27,0.2,1.118,0.918</text:p>
      <text:p text:style-name="Standard">28,5,2.039,-2.961</text:p>
      <text:p text:style-name="Standard">29,1,1.694,0.694</text:p>
      <text:p text:style-name="Standard">30,2.8,2.067,-0.733</text:p>
      <text:p text:style-name="Standard">31,0.4,0.923,0.523</text:p>
      <text:p text:style-name="Standard">32,2,2.249,0.249</text:p>
      <text:p text:style-name="Standard">33,2.6,2.377,-0.223</text:p>
      <text:p text:style-name="Standard">34,3.2,2.782,-0.418</text:p>
      <text:p text:style-name="Standard">35,4.333,1.701,-2.632</text:p>
      <text:p text:style-name="Standard">36,0.8,1.724,0.924</text:p>
      <text:p text:style-name="Standard">37,2,1.25,-0.75</text:p>
      <text:p text:style-name="Standard">38,2.2,2.071,-0.129</text:p>
      <text:p text:style-name="Standard">39,2.2,1.654,-0.546</text:p>
      <text:p text:style-name="Standard">40,0.2,1.557,1.357</text:p>
      <text:p text:style-name="Standard">41,1.143,1.713,0.57</text:p>
      <text:p text:style-name="Standard">42,0.8,1.2,0.4</text:p>
      <text:p text:style-name="Standard">43,1.4,1.726,0.326</text:p>
      <text:p text:style-name="Standard">44,0.833,2.04,1.207</text:p>
      <text:p text:style-name="Standard">45,2,2.136,0.136</text:p>
      <text:p text:style-name="Standard">46,0.2,1.702,1.502</text:p>
      <text:p text:style-name="Standard">47,3,2.415,-0.585</text:p>
      <text:p text:style-name="Standard">48,3,1.621,-1.379</text:p>
      <text:p text:style-name="Standard">49,1.167,1.476,0.309</text:p>
      <text:p text:style-name="Standard">50,2.167,1.246,-0.921</text:p>
      <text:p text:style-name="Standard">51,2.667,2.45,-0.216</text:p>
      <text:p text:style-name="Standard">52,0,0.848,0.848</text:p>
      <text:p text:style-name="Standard">53,1.833,2.289,0.455</text:p>
      <text:p text:style-name="Standard">54,1.667,2.399,0.732</text:p>
      <text:p text:style-name="Standard">55,4.4,2.237,-2.163</text:p>
      <text:p text:style-name="Standard">56,1.833,1.651,-0.182</text:p>
      <text:p text:style-name="Standard">57,1.167,1.379,0.213</text:p>
      <text:p text:style-name="Standard">58,1,2.566,1.566</text:p>
      <text:p text:style-name="Standard">59,1,2.232,1.232</text:p>
      <text:p text:style-name="Standard">60,1.167,1.875,0.709</text:p>
      <text:p text:style-name="Standard">61,1.4,2.126,0.726</text:p>
      <text:p text:style-name="Standard">62,1,1.923,0.923</text:p>
      <text:p text:style-name="Standard">63,0.333,1.396,1.063</text:p>
      <text:p text:style-name="Standard">64,3,2.997,-0.003</text:p>
      <text:p text:style-name="Standard">65,2.833,3.145,0.312</text:p>
      <text:p text:style-name="Standard">66,3.167,1.483,-1.684</text:p>
      <text:p text:style-name="Standard">67,2.2,1.538,-0.662</text:p>
      <text:p text:style-name="Standard"><text:soft-page-break/>68,2.167,2.043,-0.123</text:p>
      <text:p text:style-name="Standard">69,2.75,2.654,-0.096</text:p>
      <text:p text:style-name="Standard">70,1.2,1.343,0.143</text:p>
      <text:p text:style-name="Standard">71,0.6,1.345,0.745</text:p>
      <text:p text:style-name="Standard">72,4.667,2.537,-2.13</text:p>
      <text:p text:style-name="Standard">73,2.4,1.857,-0.543</text:p>
      <text:p text:style-name="Standard">74,1.2,2.032,0.832</text:p>
      <text:p text:style-name="Standard">75,0.5,0.539,0.039</text:p>
      <text:p text:style-name="Standard">76,2.5,1.894,-0.606</text:p>
      <text:p text:style-name="Standard">77,1.4,1.691,0.291</text:p>
      <text:p text:style-name="Standard">78,3.8,2.177,-1.623</text:p>
      <text:p text:style-name="Standard">79,4.4,2.157,-2.243</text:p>
      <text:p text:style-name="Standard">80,4.833,1.72,-3.114</text:p>
      <text:p text:style-name="Standard">81,1,1.584,0.584</text:p>
      <text:p text:style-name="Standard">82,4.167,2.482,-1.685</text:p>
      <text:p text:style-name="Standard">83,1.5,1.725,0.225</text:p>
      <text:p text:style-name="Standard">84,1,2.132,1.132</text:p>
      <text:p text:style-name="Standard">85,4.5,2.294,-2.206</text:p>
      <text:p text:style-name="Standard">86,3.2,2.278,-0.922</text:p>
      <text:p text:style-name="Standard">87,3.667,1.989,-1.678</text:p>
      <text:p text:style-name="Standard">88,0,1.524,1.524</text:p>
      <text:p text:style-name="Standard">89,2.6,1.631,-0.969</text:p>
      <text:p text:style-name="Standard">90,0.667,1.209,0.542</text:p>
      <text:p text:style-name="Standard">91,2.2,1.826,-0.374</text:p>
      <text:p text:style-name="Standard">92,2.2,3.12,0.92</text:p>
      <text:p text:style-name="Standard">93,1.2,1.466,0.266</text:p>
      <text:p text:style-name="Standard">94,1,1.619,0.619</text:p>
      <text:p text:style-name="Standard">95,2.8,2.289,-0.511</text:p>
      <text:p text:style-name="Standard">96,1,2.052,1.052</text:p>
      <text:p text:style-name="Standard">97,0,2.536,2.536</text:p>
      <text:p text:style-name="Standard">98,3.667,2.339,-1.328</text:p>
      <text:p text:style-name="Standard">99,0,1.68,1.68</text:p>
      <text:p text:style-name="Standard">100,0.333,2.427,2.094</text:p>
      <text:p text:style-name="Standard">1,2.5,2.477,-0.023</text:p>
      <text:p text:style-name="Standard">2,1.333,1.585,0.251</text:p>
      <text:p text:style-name="Standard">3,4.167,1.82,-2.347</text:p>
      <text:p text:style-name="Standard">4,1.4,1.647,0.247</text:p>
      <text:p text:style-name="Standard">5,1.833,2.881,1.048</text:p>
      <text:p text:style-name="Standard">6,0.8,1.913,1.113</text:p>
      <text:p text:style-name="Standard">7,3,2.436,-0.564</text:p>
      <text:p text:style-name="Standard">8,4.2,1.871,-2.329</text:p>
      <text:p text:style-name="Standard">9,1.8,2.164,0.364</text:p>
      <text:p text:style-name="Standard">10,2,2.9,0.9</text:p>
      <text:p text:style-name="Standard">11,1.167,1.831,0.664</text:p>
      <text:p text:style-name="Standard">12,3,2.245,-0.755</text:p>
      <text:p text:style-name="Standard">13,3.5,2.896,-0.604</text:p>
      <text:p text:style-name="Standard">14,0,1.286,1.286</text:p>
      <text:p text:style-name="Standard">15,1.6,1.686,0.086</text:p>
      <text:p text:style-name="Standard">16,3,3.156,0.156</text:p>
      <text:p text:style-name="Standard">17,0.333,1.724,1.391</text:p>
      <text:p text:style-name="Standard">18,2.167,2.058,-0.109</text:p>
      <text:p text:style-name="Standard"><text:soft-page-break/>19,2,2.003,0.003</text:p>
      <text:p text:style-name="Standard">20,3.167,2.224,-0.943</text:p>
      <text:p text:style-name="Standard">21,1.4,1.1,-0.3</text:p>
      <text:p text:style-name="Standard">22,2,1.666,-0.334</text:p>
      <text:p text:style-name="Standard">23,1.833,2.64,0.807</text:p>
      <text:p text:style-name="Standard">24,2,1.653,-0.347</text:p>
      <text:p text:style-name="Standard">25,1.75,1.44,-0.31</text:p>
      <text:p text:style-name="Standard">26,1.5,1.219,-0.281</text:p>
      <text:p text:style-name="Standard">27,1.5,2.392,0.892</text:p>
      <text:p text:style-name="Standard">28,0.833,1.45,0.617</text:p>
      <text:p text:style-name="Standard">29,2,1.717,-0.283</text:p>
      <text:p text:style-name="Standard">30,1.333,2.898,1.565</text:p>
      <text:p text:style-name="Standard">31,1,1.928,0.928</text:p>
      <text:p text:style-name="Standard">32,0.667,1.731,1.064</text:p>
      <text:p text:style-name="Standard">33,3.5,1.792,-1.708</text:p>
      <text:p text:style-name="Standard">34,3.167,2.821,-0.346</text:p>
      <text:p text:style-name="Standard">35,3.25,2.431,-0.819</text:p>
      <text:p text:style-name="Standard">36,1.4,2.873,1.473</text:p>
      <text:p text:style-name="Standard">37,3.667,2.788,-0.879</text:p>
      <text:p text:style-name="Standard">38,0.667,1.003,0.337</text:p>
      <text:p text:style-name="Standard">39,2,1.61,-0.39</text:p>
      <text:p text:style-name="Standard">40,0,0.603,0.603</text:p>
      <text:p text:style-name="Standard">41,0,1.524,1.524</text:p>
      <text:p text:style-name="Standard">42,2.6,2.968,0.368</text:p>
      <text:p text:style-name="Standard">43,0,0.358,0.358</text:p>
      <text:p text:style-name="Standard">44,3,2.848,-0.152</text:p>
      <text:p text:style-name="Standard">45,3.667,1.962,-1.704</text:p>
      <text:p text:style-name="Standard">46,1.833,2.343,0.509</text:p>
      <text:p text:style-name="Standard">47,2,2.414,0.414</text:p>
      <text:p text:style-name="Standard">48,1.2,3.101,1.901</text:p>
      <text:p text:style-name="Standard">49,4.8,3.585,-1.215</text:p>
      <text:p text:style-name="Standard">50,2,2.46,0.46</text:p>
      <text:p text:style-name="Standard">51,0.8,1.326,0.526</text:p>
      <text:p text:style-name="Standard">52,2.2,1.917,-0.283</text:p>
      <text:p text:style-name="Standard">53,1,2.507,1.507</text:p>
      <text:p text:style-name="Standard">54,0.167,1.541,1.374</text:p>
      <text:p text:style-name="Standard">55,0.2,0.398,0.198</text:p>
      <text:p text:style-name="Standard">56,2.167,2.26,0.094</text:p>
      <text:p text:style-name="Standard">57,1.167,2.149,0.983</text:p>
      <text:p text:style-name="Standard">58,1,1.86,0.86</text:p>
      <text:p text:style-name="Standard">59,1,1.515,0.515</text:p>
      <text:p text:style-name="Standard">60,0.667,1.579,0.912</text:p>
      <text:p text:style-name="Standard">61,2.6,3.069,0.469</text:p>
      <text:p text:style-name="Standard">62,1.6,2.475,0.875</text:p>
      <text:p text:style-name="Standard">63,1,1.822,0.822</text:p>
      <text:p text:style-name="Standard">64,1,0.642,-0.358</text:p>
      <text:p text:style-name="Standard">65,0.5,0.751,0.251</text:p>
      <text:p text:style-name="Standard">66,1,2.283,1.283</text:p>
      <text:p text:style-name="Standard">67,3.6,2.847,-0.753</text:p>
      <text:p text:style-name="Standard">68,3,1.691,-1.309</text:p>
      <text:p text:style-name="Standard">69,1.5,2.185,0.685</text:p>
      <text:p text:style-name="Standard"><text:soft-page-break/>70,0.167,1.54,1.374</text:p>
      <text:p text:style-name="Standard">71,1.4,1.454,0.054</text:p>
      <text:p text:style-name="Standard">72,0.5,1.708,1.208</text:p>
      <text:p text:style-name="Standard">73,1.6,1.689,0.089</text:p>
      <text:p text:style-name="Standard">74,0.333,1.144,0.81</text:p>
      <text:p text:style-name="Standard">75,2.667,1.799,-0.868</text:p>
      <text:p text:style-name="Standard">76,2.333,2.086,-0.247</text:p>
      <text:p text:style-name="Standard">77,0.333,1.722,1.388</text:p>
      <text:p text:style-name="Standard">78,3,2.015,-0.985</text:p>
      <text:p text:style-name="Standard">79,4.2,1.645,-2.555</text:p>
      <text:p text:style-name="Standard">80,3.2,3.402,0.202</text:p>
      <text:p text:style-name="Standard">81,4.4,3.34,-1.06</text:p>
      <text:p text:style-name="Standard">82,2.333,2.533,0.2</text:p>
      <text:p text:style-name="Standard">83,3.6,2.306,-1.294</text:p>
      <text:p text:style-name="Standard">84,2.833,2.769,-0.064</text:p>
      <text:p text:style-name="Standard">85,2.5,2.664,0.164</text:p>
      <text:p text:style-name="Standard">86,1.2,1.283,0.083</text:p>
      <text:p text:style-name="Standard">87,0.2,0.697,0.497</text:p>
      <text:p text:style-name="Standard">88,0.833,2.159,1.326</text:p>
      <text:p text:style-name="Standard">89,1.167,1.635,0.469</text:p>
      <text:p text:style-name="Standard">90,3.333,1.816,-1.517</text:p>
      <text:p text:style-name="Standard">91,3.4,2.207,-1.193</text:p>
      <text:p text:style-name="Standard">92,1.6,1.036,-0.564</text:p>
      <text:p text:style-name="Standard">93,2,2.012,0.012</text:p>
      <text:p text:style-name="Standard">94,2.8,2.421,-0.379</text:p>
      <text:p text:style-name="Standard">95,1.8,2.233,0.433</text:p>
      <text:p text:style-name="Standard">96,0,2.055,2.055</text:p>
      <text:p text:style-name="Standard">97,0,0.484,0.484</text:p>
      <text:p text:style-name="Standard">98,1.2,2.288,1.088</text:p>
      <text:p text:style-name="Standard">99,1.667,2.493,0.827</text:p>
      <text:p text:style-name="Standard">100,1.667,1.362,-0.304</text:p>
      <text:p text:style-name="Standard">1,0,1.269,1.269</text:p>
      <text:p text:style-name="Standard">2,3,1.688,-1.312</text:p>
      <text:p text:style-name="Standard">3,1.833,2.402,0.569</text:p>
      <text:p text:style-name="Standard">4,1.667,1.69,0.024</text:p>
      <text:p text:style-name="Standard">5,1.6,1.67,0.07</text:p>
      <text:p text:style-name="Standard">6,0.8,1.028,0.228</text:p>
      <text:p text:style-name="Standard">7,2.8,1.355,-1.445</text:p>
      <text:p text:style-name="Standard">8,2,1.928,-0.072</text:p>
      <text:p text:style-name="Standard">9,1.4,1.206,-0.194</text:p>
      <text:p text:style-name="Standard">10,2.833,3.277,0.444</text:p>
      <text:p text:style-name="Standard">11,3.5,2.318,-1.182</text:p>
      <text:p text:style-name="Standard">12,1.833,1.697,-0.136</text:p>
      <text:p text:style-name="Standard">13,2.75,2.125,-0.625</text:p>
      <text:p text:style-name="Standard">14,1.4,2.119,0.719</text:p>
      <text:p text:style-name="Standard">15,3.6,2.779,-0.821</text:p>
      <text:p text:style-name="Standard">16,1.25,1.711,0.461</text:p>
      <text:p text:style-name="Standard">17,1.8,1.777,-0.023</text:p>
      <text:p text:style-name="Standard">18,3,2.693,-0.307</text:p>
      <text:p text:style-name="Standard">19,2.75,2.55,-0.2</text:p>
      <text:p text:style-name="Standard">20,2.8,1.487,-1.313</text:p>
      <text:p text:style-name="Standard"><text:soft-page-break/>21,3.2,2.798,-0.402</text:p>
      <text:p text:style-name="Standard">22,0.6,1.78,1.18</text:p>
      <text:p text:style-name="Standard">23,2.6,1.573,-1.027</text:p>
      <text:p text:style-name="Standard">24,0.75,2.019,1.269</text:p>
      <text:p text:style-name="Standard">25,2.8,2.602,-0.198</text:p>
      <text:p text:style-name="Standard">26,1.5,1.421,-0.079</text:p>
      <text:p text:style-name="Standard">27,1,2.539,1.539</text:p>
      <text:p text:style-name="Standard">28,1.5,1.514,0.014</text:p>
      <text:p text:style-name="Standard">29,0.6,2.856,2.256</text:p>
      <text:p text:style-name="Standard">30,1,1.038,0.038</text:p>
      <text:p text:style-name="Standard">31,1,2.22,1.22</text:p>
      <text:p text:style-name="Standard">32,3.2,2.607,-0.593</text:p>
      <text:p text:style-name="Standard">33,0,0.627,0.627</text:p>
      <text:p text:style-name="Standard">34,1.4,2.057,0.657</text:p>
      <text:p text:style-name="Standard">35,3.8,3.395,-0.405</text:p>
      <text:p text:style-name="Standard">36,2.833,2.249,-0.585</text:p>
      <text:p text:style-name="Standard">37,1.2,1.95,0.75</text:p>
      <text:p text:style-name="Standard">38,1.2,2.137,0.937</text:p>
      <text:p text:style-name="Standard">39,2.6,0.675,-1.925</text:p>
      <text:p text:style-name="Standard">40,2.8,2.39,-0.41</text:p>
      <text:p text:style-name="Standard">41,2.4,1.712,-0.688</text:p>
      <text:p text:style-name="Standard">42,0.8,1.548,0.748</text:p>
      <text:p text:style-name="Standard">43,0.5,2.045,1.545</text:p>
      <text:p text:style-name="Standard">44,1.5,2.064,0.564</text:p>
      <text:p text:style-name="Standard">45,2.8,1.954,-0.846</text:p>
      <text:p text:style-name="Standard">46,2,1.598,-0.402</text:p>
      <text:p text:style-name="Standard">47,1.667,2.197,0.53</text:p>
      <text:p text:style-name="Standard">48,3.333,3.17,-0.164</text:p>
      <text:p text:style-name="Standard">49,0.6,2.546,1.946</text:p>
      <text:p text:style-name="Standard">50,0,1.855,1.855</text:p>
      <text:p text:style-name="Standard">51,4.167,0.684,-3.483</text:p>
      <text:p text:style-name="Standard">52,0,1.222,1.222</text:p>
      <text:p text:style-name="Standard">53,4.5,1.539,-2.961</text:p>
      <text:p text:style-name="Standard">54,0.8,1.482,0.682</text:p>
      <text:p text:style-name="Standard">55,0.8,1.967,1.167</text:p>
      <text:p text:style-name="Standard">56,0.833,1.869,1.035</text:p>
      <text:p text:style-name="Standard">57,2.333,1.043,-1.29</text:p>
      <text:p text:style-name="Standard">58,2,1.611,-0.389</text:p>
      <text:p text:style-name="Standard">59,2,1.794,-0.206</text:p>
      <text:p text:style-name="Standard">60,3.5,2.012,-1.488</text:p>
      <text:p text:style-name="Standard">61,2,2.87,0.87</text:p>
      <text:p text:style-name="Standard">62,2.8,2.817,0.017</text:p>
      <text:p text:style-name="Standard">63,2,2.552,0.552</text:p>
      <text:p text:style-name="Standard">64,1.8,0.876,-0.924</text:p>
      <text:p text:style-name="Standard">65,2.333,1.79,-0.543</text:p>
      <text:p text:style-name="Standard">66,2,1.336,-0.664</text:p>
      <text:p text:style-name="Standard">67,4.714,2.673,-2.041</text:p>
      <text:p text:style-name="Standard">68,0,2.027,2.027</text:p>
      <text:p text:style-name="Standard">69,3,2.874,-0.126</text:p>
      <text:p text:style-name="Standard">70,0.6,1.626,1.026</text:p>
      <text:p text:style-name="Standard">71,0.667,2.379,1.712</text:p>
      <text:p text:style-name="Standard"><text:soft-page-break/>72,2.5,1.023,-1.477</text:p>
      <text:p text:style-name="Standard">73,2.75,2.52,-0.23</text:p>
      <text:p text:style-name="Standard">74,1.5,2.298,0.798</text:p>
      <text:p text:style-name="Standard">75,1,2.389,1.389</text:p>
      <text:p text:style-name="Standard">76,1,1.853,0.853</text:p>
      <text:p text:style-name="Standard">77,2.6,2.613,0.013</text:p>
      <text:p text:style-name="Standard">78,1.25,1.772,0.522</text:p>
      <text:p text:style-name="Standard">79,1,1.862,0.862</text:p>
      <text:p text:style-name="Standard">80,0.4,2.157,1.757</text:p>
      <text:p text:style-name="Standard">81,2,1.755,-0.245</text:p>
      <text:p text:style-name="Standard">82,4.333,1.16,-3.173</text:p>
      <text:p text:style-name="Standard">83,1.6,1.51,-0.09</text:p>
      <text:p text:style-name="Standard">84,4.2,1.844,-2.356</text:p>
      <text:p text:style-name="Standard">85,0.2,0.628,0.428</text:p>
      <text:p text:style-name="Standard">86,1.6,1.811,0.211</text:p>
      <text:p text:style-name="Standard">87,0.167,1.943,1.777</text:p>
      <text:p text:style-name="Standard">88,0.667,0.119,-0.548</text:p>
      <text:p text:style-name="Standard">89,3.6,2.704,-0.896</text:p>
      <text:p text:style-name="Standard">90,3,2.534,-0.466</text:p>
      <text:p text:style-name="Standard">91,4.6,2.861,-1.739</text:p>
      <text:p text:style-name="Standard">92,2.8,2.139,-0.661</text:p>
      <text:p text:style-name="Standard">93,1.5,2.499,0.999</text:p>
      <text:p text:style-name="Standard">94,3,2.173,-0.827</text:p>
      <text:p text:style-name="Standard">95,2.167,2.636,0.469</text:p>
      <text:p text:style-name="Standard">96,1,1.683,0.683</text:p>
      <text:p text:style-name="Standard">97,3.8,2.742,-1.058</text:p>
      <text:p text:style-name="Standard">98,1.429,1.498,0.069</text:p>
      <text:p text:style-name="Standard">99,1.8,1.23,-0.57</text:p>
      <text:p text:style-name="Standard">100,4.2,3.8,-0.4</text:p>
      <text:p text:style-name="Standard">1,1.75,1.996,0.246</text:p>
      <text:p text:style-name="Standard">2,2,2.191,0.191</text:p>
      <text:p text:style-name="Standard">3,1,1.67,0.67</text:p>
      <text:p text:style-name="Standard">4,2,2.127,0.127</text:p>
      <text:p text:style-name="Standard">5,1.8,2.176,0.376</text:p>
      <text:p text:style-name="Standard">6,2.833,2.355,-0.478</text:p>
      <text:p text:style-name="Standard">7,0,1.346,1.346</text:p>
      <text:p text:style-name="Standard">8,1.4,2.633,1.233</text:p>
      <text:p text:style-name="Standard">9,0.6,0.989,0.389</text:p>
      <text:p text:style-name="Standard">10,3.2,2.203,-0.997</text:p>
      <text:p text:style-name="Standard">11,4.333,2.24,-2.093</text:p>
      <text:p text:style-name="Standard">12,4.2,2.096,-2.104</text:p>
      <text:p text:style-name="Standard">13,5,3.406,-1.594</text:p>
      <text:p text:style-name="Standard">14,2,1.597,-0.403</text:p>
      <text:p text:style-name="Standard">15,3.167,1.963,-1.204</text:p>
      <text:p text:style-name="Standard">16,2,2.389,0.389</text:p>
      <text:p text:style-name="Standard">17,2.5,2.018,-0.482</text:p>
      <text:p text:style-name="Standard">18,3.2,2.92,-0.28</text:p>
      <text:p text:style-name="Standard">19,2.4,1.562,-0.838</text:p>
      <text:p text:style-name="Standard">20,1.333,1,-0.333</text:p>
      <text:p text:style-name="Standard">21,4.6,2.383,-2.217</text:p>
      <text:p text:style-name="Standard">22,3,2.64,-0.36</text:p>
      <text:p text:style-name="Standard"><text:soft-page-break/>23,1.8,1.809,0.009</text:p>
      <text:p text:style-name="Standard">24,1.6,2.164,0.564</text:p>
      <text:p text:style-name="Standard">25,2.4,1.974,-0.426</text:p>
      <text:p text:style-name="Standard">26,4.4,2.643,-1.757</text:p>
      <text:p text:style-name="Standard">27,3.4,2.145,-1.255</text:p>
      <text:p text:style-name="Standard">28,1.4,1.999,0.599</text:p>
      <text:p text:style-name="Standard">29,2.2,1.931,-0.269</text:p>
      <text:p text:style-name="Standard">30,1.6,2.284,0.684</text:p>
      <text:p text:style-name="Standard">31,1.6,2.347,0.747</text:p>
      <text:p text:style-name="Standard">32,1.8,2.499,0.699</text:p>
      <text:p text:style-name="Standard">33,0.6,0.674,0.074</text:p>
      <text:p text:style-name="Standard">34,1,1.735,0.735</text:p>
      <text:p text:style-name="Standard">35,4,2.256,-1.744</text:p>
      <text:p text:style-name="Standard">36,1.167,1.761,0.595</text:p>
      <text:p text:style-name="Standard">37,2.25,2.699,0.449</text:p>
      <text:p text:style-name="Standard">38,3.4,2.762,-0.638</text:p>
      <text:p text:style-name="Standard">39,1.167,2.009,0.842</text:p>
      <text:p text:style-name="Standard">40,3.75,2.16,-1.59</text:p>
      <text:p text:style-name="Standard">41,4.667,1.367,-3.3</text:p>
      <text:p text:style-name="Standard">42,0,0.744,0.744</text:p>
      <text:p text:style-name="Standard">43,1.4,1.699,0.299</text:p>
      <text:p text:style-name="Standard">44,3.4,2.761,-0.639</text:p>
      <text:p text:style-name="Standard">45,4,3.019,-0.981</text:p>
      <text:p text:style-name="Standard">46,1.5,1.342,-0.158</text:p>
      <text:p text:style-name="Standard">47,4.2,1.722,-2.478</text:p>
      <text:p text:style-name="Standard">48,3.167,2.034,-1.132</text:p>
      <text:p text:style-name="Standard">49,2.5,1.238,-1.262</text:p>
      <text:p text:style-name="Standard">50,2,2.493,0.493</text:p>
      <text:p text:style-name="Standard">51,3.2,2.017,-1.183</text:p>
      <text:p text:style-name="Standard">52,2.2,1.663,-0.537</text:p>
      <text:p text:style-name="Standard">53,1.167,2.045,0.878</text:p>
      <text:p text:style-name="Standard">54,2,2.193,0.193</text:p>
      <text:p text:style-name="Standard">55,1.2,1.678,0.478</text:p>
      <text:p text:style-name="Standard">56,4.4,2.51,-1.89</text:p>
      <text:p text:style-name="Standard">57,2,2.209,0.209</text:p>
      <text:p text:style-name="Standard">58,0.75,1.847,1.097</text:p>
      <text:p text:style-name="Standard">59,2.5,2.578,0.078</text:p>
      <text:p text:style-name="Standard">60,2,2.943,0.943</text:p>
      <text:p text:style-name="Standard">61,0.167,2.719,2.552</text:p>
      <text:p text:style-name="Standard">62,1.167,1.779,0.612</text:p>
      <text:p text:style-name="Standard">63,0,1.762,1.762</text:p>
      <text:p text:style-name="Standard">64,4.167,2.502,-1.665</text:p>
      <text:p text:style-name="Standard">65,2.667,1.688,-0.978</text:p>
      <text:p text:style-name="Standard">66,2,1.905,-0.095</text:p>
      <text:p text:style-name="Standard">67,2,2.781,0.781</text:p>
      <text:p text:style-name="Standard">68,1,1.86,0.86</text:p>
      <text:p text:style-name="Standard">69,3.8,1.938,-1.862</text:p>
      <text:p text:style-name="Standard">70,2.2,1.993,-0.207</text:p>
      <text:p text:style-name="Standard">71,3,1.914,-1.086</text:p>
      <text:p text:style-name="Standard">72,4.2,2.171,-2.029</text:p>
      <text:p text:style-name="Standard">73,2.833,2.172,-0.661</text:p>
      <text:p text:style-name="Standard"><text:soft-page-break/>74,3.833,2.074,-1.76</text:p>
      <text:p text:style-name="Standard">75,1.8,1.959,0.159</text:p>
      <text:p text:style-name="Standard">76,0.8,1.693,0.893</text:p>
      <text:p text:style-name="Standard">77,1.333,1.691,0.358</text:p>
      <text:p text:style-name="Standard">78,0.5,1.393,0.893</text:p>
      <text:p text:style-name="Standard">79,2.833,1.856,-0.977</text:p>
      <text:p text:style-name="Standard">80,2,1.772,-0.228</text:p>
      <text:p text:style-name="Standard">81,2,1.876,-0.124</text:p>
      <text:p text:style-name="Standard">82,3,2.209,-0.791</text:p>
      <text:p text:style-name="Standard">83,4.2,2.585,-1.615</text:p>
      <text:p text:style-name="Standard">84,0,0.586,0.586</text:p>
      <text:p text:style-name="Standard">85,0.167,1.574,1.407</text:p>
      <text:p text:style-name="Standard">86,0.25,0.751,0.501</text:p>
      <text:p text:style-name="Standard">87,1.8,0.909,-0.891</text:p>
      <text:p text:style-name="Standard">88,0.5,1.402,0.902</text:p>
      <text:p text:style-name="Standard">89,2.667,2.707,0.04</text:p>
      <text:p text:style-name="Standard">90,0.833,1.397,0.563</text:p>
      <text:p text:style-name="Standard">91,3,2.375,-0.625</text:p>
      <text:p text:style-name="Standard">92,1.4,2.523,1.123</text:p>
      <text:p text:style-name="Standard">93,2.333,2.179,-0.155</text:p>
      <text:p text:style-name="Standard">94,1.5,2.037,0.537</text:p>
      <text:p text:style-name="Standard">95,3.667,1.851,-1.816</text:p>
      <text:p text:style-name="Standard">96,0,1.098,1.098</text:p>
      <text:p text:style-name="Standard">97,1.2,2.115,0.915</text:p>
      <text:p text:style-name="Standard">98,3,2.483,-0.517</text:p>
      <text:p text:style-name="Standard">99,4.2,2.055,-2.145</text:p>
      <text:p text:style-name="Standard">100,0.6,2.065,1.465</text:p>
      <text:p text:style-name="Standard">1,4,2.342,-1.658</text:p>
      <text:p text:style-name="Standard">2,2.6,1.689,-0.911</text:p>
      <text:p text:style-name="Standard">3,1.4,1.631,0.231</text:p>
      <text:p text:style-name="Standard">4,1.333,2.476,1.142</text:p>
      <text:p text:style-name="Standard">5,1.8,1.986,0.186</text:p>
      <text:p text:style-name="Standard">6,2.833,2.091,-0.742</text:p>
      <text:p text:style-name="Standard">7,2.2,1.52,-0.68</text:p>
      <text:p text:style-name="Standard">8,2.5,2.422,-0.078</text:p>
      <text:p text:style-name="Standard">9,0.167,1.539,1.372</text:p>
      <text:p text:style-name="Standard">10,0.167,0.643,0.476</text:p>
      <text:p text:style-name="Standard">11,1.5,1.907,0.407</text:p>
      <text:p text:style-name="Standard">12,1.2,1.702,0.502</text:p>
      <text:p text:style-name="Standard">13,1.667,1.712,0.045</text:p>
      <text:p text:style-name="Standard">14,0.6,1.62,1.02</text:p>
      <text:p text:style-name="Standard">15,1.4,2.142,0.742</text:p>
      <text:p text:style-name="Standard">16,2.2,2.666,0.466</text:p>
      <text:p text:style-name="Standard">17,4,3.092,-0.908</text:p>
      <text:p text:style-name="Standard">18,0.667,1.178,0.511</text:p>
      <text:p text:style-name="Standard">19,1.333,2.499,1.165</text:p>
      <text:p text:style-name="Standard">20,4.167,2.799,-1.367</text:p>
      <text:p text:style-name="Standard">21,0.6,1.524,0.924</text:p>
      <text:p text:style-name="Standard">22,0.667,0.729,0.062</text:p>
      <text:p text:style-name="Standard">23,1.667,1.812,0.146</text:p>
      <text:p text:style-name="Standard">24,3,2.421,-0.579</text:p>
      <text:p text:style-name="Standard"><text:soft-page-break/>25,0.667,1.535,0.868</text:p>
      <text:p text:style-name="Standard">26,1,2.074,1.074</text:p>
      <text:p text:style-name="Standard">27,1.167,1.881,0.715</text:p>
      <text:p text:style-name="Standard">28,3.333,2.503,-0.831</text:p>
      <text:p text:style-name="Standard">29,3.333,3.305,-0.028</text:p>
      <text:p text:style-name="Standard">30,1,1.65,0.65</text:p>
      <text:p text:style-name="Standard">31,3.167,1.529,-1.638</text:p>
      <text:p text:style-name="Standard">32,1.6,2.424,0.824</text:p>
      <text:p text:style-name="Standard">33,3.25,2.409,-0.841</text:p>
      <text:p text:style-name="Standard">34,2,1.35,-0.65</text:p>
      <text:p text:style-name="Standard">35,1.8,1.717,-0.083</text:p>
      <text:p text:style-name="Standard">36,1.25,1.188,-0.062</text:p>
      <text:p text:style-name="Standard">37,0.667,1.513,0.847</text:p>
      <text:p text:style-name="Standard">38,0.4,1.935,1.535</text:p>
      <text:p text:style-name="Standard">39,1.6,1.882,0.282</text:p>
      <text:p text:style-name="Standard">40,1.2,2.056,0.856</text:p>
      <text:p text:style-name="Standard">41,0.5,1.576,1.076</text:p>
      <text:p text:style-name="Standard">42,2.833,1.997,-0.836</text:p>
      <text:p text:style-name="Standard">43,1.25,2.07,0.82</text:p>
      <text:p text:style-name="Standard">44,0.4,2.117,1.717</text:p>
      <text:p text:style-name="Standard">45,4.6,2.84,-1.76</text:p>
      <text:p text:style-name="Standard">46,3.667,1.891,-1.775</text:p>
      <text:p text:style-name="Standard">47,0.2,1.261,1.061</text:p>
      <text:p text:style-name="Standard">48,4.5,2.134,-2.366</text:p>
      <text:p text:style-name="Standard">49,1.333,1.161,-0.172</text:p>
      <text:p text:style-name="Standard">50,0.4,1.983,1.583</text:p>
      <text:p text:style-name="Standard">51,4.429,2.75,-1.679</text:p>
      <text:p text:style-name="Standard">52,2.667,1.821,-0.846</text:p>
      <text:p text:style-name="Standard">53,1.6,2.298,0.698</text:p>
      <text:p text:style-name="Standard">54,1,1.544,0.544</text:p>
      <text:p text:style-name="Standard">55,1,1.824,0.824</text:p>
      <text:p text:style-name="Standard">56,2.5,2.071,-0.429</text:p>
      <text:p text:style-name="Standard">57,0.2,1.756,1.556</text:p>
      <text:p text:style-name="Standard">58,2,1.89,-0.11</text:p>
      <text:p text:style-name="Standard">59,1.333,2.194,0.861</text:p>
      <text:p text:style-name="Standard">60,2.5,2.001,-0.499</text:p>
      <text:p text:style-name="Standard">61,3.333,1.728,-1.605</text:p>
      <text:p text:style-name="Standard">62,2,2.18,0.18</text:p>
      <text:p text:style-name="Standard">63,2.6,2.138,-0.462</text:p>
      <text:p text:style-name="Standard">64,2.4,2.336,-0.064</text:p>
      <text:p text:style-name="Standard">65,0.4,1.577,1.177</text:p>
      <text:p text:style-name="Standard">66,0.167,0.785,0.619</text:p>
      <text:p text:style-name="Standard">67,1.6,2.494,0.894</text:p>
      <text:p text:style-name="Standard">68,1.714,2.142,0.428</text:p>
      <text:p text:style-name="Standard">69,2.25,2.817,0.567</text:p>
      <text:p text:style-name="Standard">70,2,2.401,0.401</text:p>
      <text:p text:style-name="Standard">71,1.25,2.942,1.692</text:p>
      <text:p text:style-name="Standard">72,0,0.479,0.479</text:p>
      <text:p text:style-name="Standard">73,1,1.497,0.497</text:p>
      <text:p text:style-name="Standard">74,1,1.865,0.865</text:p>
      <text:p text:style-name="Standard">75,2.4,3.181,0.781</text:p>
      <text:p text:style-name="Standard"><text:soft-page-break/>76,1,1.545,0.545</text:p>
      <text:p text:style-name="Standard">77,4.2,2.937,-1.263</text:p>
      <text:p text:style-name="Standard">78,0,1.512,1.512</text:p>
      <text:p text:style-name="Standard">79,2,2.27,0.27</text:p>
      <text:p text:style-name="Standard">80,1.5,1.439,-0.061</text:p>
      <text:p text:style-name="Standard">81,3,3.714,0.714</text:p>
      <text:p text:style-name="Standard">82,0.6,1.188,0.588</text:p>
      <text:p text:style-name="Standard">83,3.667,1.8,-1.866</text:p>
      <text:p text:style-name="Standard">84,2.8,1.731,-1.069</text:p>
      <text:p text:style-name="Standard">85,1,1.997,0.997</text:p>
      <text:p text:style-name="Standard">86,0.333,1.686,1.352</text:p>
      <text:p text:style-name="Standard">87,4.5,2.417,-2.083</text:p>
      <text:p text:style-name="Standard">88,3,2.466,-0.534</text:p>
      <text:p text:style-name="Standard">89,1.167,2.029,0.863</text:p>
      <text:p text:style-name="Standard">90,1.4,1.988,0.588</text:p>
      <text:p text:style-name="Standard">91,1.2,0.688,-0.512</text:p>
      <text:p text:style-name="Standard">92,0.286,1.75,1.465</text:p>
      <text:p text:style-name="Standard">93,2.4,2.641,0.241</text:p>
      <text:p text:style-name="Standard">94,2.2,1.11,-1.09</text:p>
      <text:p text:style-name="Standard">95,1.2,1.883,0.683</text:p>
      <text:p text:style-name="Standard">96,0.2,0.856,0.656</text:p>
      <text:p text:style-name="Standard">97,1.6,2.361,0.761</text:p>
      <text:p text:style-name="Standard">98,1.75,2.318,0.568</text:p>
      <text:p text:style-name="Standard">99,0.833,1.743,0.909</text:p>
      <text:p text:style-name="Standard">100,2.25,1.197,-1.053</text:p>
      <text:p text:style-name="Standard">1,1.5,2.337,0.837</text:p>
      <text:p text:style-name="Standard">2,5,2.607,-2.393</text:p>
      <text:p text:style-name="Standard">3,1.833,1.41,-0.423</text:p>
      <text:p text:style-name="Standard">4,3,3.514,0.514</text:p>
      <text:p text:style-name="Standard">5,2.667,2.331,-0.336</text:p>
      <text:p text:style-name="Standard">6,1,1.754,0.754</text:p>
      <text:p text:style-name="Standard">7,1.833,1.975,0.142</text:p>
      <text:p text:style-name="Standard">8,2.6,1.479,-1.121</text:p>
      <text:p text:style-name="Standard">9,3,2.644,-0.356</text:p>
      <text:p text:style-name="Standard">10,2.8,2.378,-0.422</text:p>
      <text:p text:style-name="Standard">11,1.75,3.046,1.296</text:p>
      <text:p text:style-name="Standard">12,4.5,2.857,-1.643</text:p>
      <text:p text:style-name="Standard">13,3.4,1.758,-1.642</text:p>
      <text:p text:style-name="Standard">14,2.2,1.802,-0.398</text:p>
      <text:p text:style-name="Standard">15,4.333,1.958,-2.376</text:p>
      <text:p text:style-name="Standard">16,2.75,1.699,-1.051</text:p>
      <text:p text:style-name="Standard">17,1.8,1.832,0.032</text:p>
      <text:p text:style-name="Standard">18,3,1.671,-1.329</text:p>
      <text:p text:style-name="Standard">19,0.2,1.49,1.29</text:p>
      <text:p text:style-name="Standard">20,3.5,1.451,-2.049</text:p>
      <text:p text:style-name="Standard">21,1.333,1.697,0.364</text:p>
      <text:p text:style-name="Standard">22,2.6,1.14,-1.46</text:p>
      <text:p text:style-name="Standard">23,3,1.793,-1.207</text:p>
      <text:p text:style-name="Standard">24,3.75,2.394,-1.356</text:p>
      <text:p text:style-name="Standard">25,3.6,1.778,-1.822</text:p>
      <text:p text:style-name="Standard">26,4,2.021,-1.979</text:p>
      <text:p text:style-name="Standard"><text:soft-page-break/>27,1.667,2.437,0.77</text:p>
      <text:p text:style-name="Standard">28,3.333,2.59,-0.743</text:p>
      <text:p text:style-name="Standard">29,3.6,2.658,-0.942</text:p>
      <text:p text:style-name="Standard">30,0.6,1.435,0.835</text:p>
      <text:p text:style-name="Standard">31,2.6,1.703,-0.897</text:p>
      <text:p text:style-name="Standard">32,3.167,1.903,-1.264</text:p>
      <text:p text:style-name="Standard">33,3.833,1.919,-1.914</text:p>
      <text:p text:style-name="Standard">34,2.8,1.546,-1.254</text:p>
      <text:p text:style-name="Standard">35,1.2,1.196,-0.004</text:p>
      <text:p text:style-name="Standard">36,0.6,2.083,1.483</text:p>
      <text:p text:style-name="Standard">37,1.4,1.372,-0.028</text:p>
      <text:p text:style-name="Standard">38,2.25,1.367,-0.883</text:p>
      <text:p text:style-name="Standard">39,0.333,2.099,1.766</text:p>
      <text:p text:style-name="Standard">40,3.167,2.064,-1.103</text:p>
      <text:p text:style-name="Standard">41,1.667,1.958,0.291</text:p>
      <text:p text:style-name="Standard">42,2.8,2.501,-0.299</text:p>
      <text:p text:style-name="Standard">43,4.6,2.777,-1.823</text:p>
      <text:p text:style-name="Standard">44,2,1.947,-0.053</text:p>
      <text:p text:style-name="Standard">45,1,2.05,1.05</text:p>
      <text:p text:style-name="Standard">46,1,1.626,0.626</text:p>
      <text:p text:style-name="Standard">47,1.75,1.046,-0.704</text:p>
      <text:p text:style-name="Standard">48,1.8,1.711,-0.089</text:p>
      <text:p text:style-name="Standard">49,2.25,1.19,-1.06</text:p>
      <text:p text:style-name="Standard">50,0.4,1.472,1.072</text:p>
      <text:p text:style-name="Standard">51,0.75,1.874,1.124</text:p>
      <text:p text:style-name="Standard">52,2.8,2.754,-0.046</text:p>
      <text:p text:style-name="Standard">53,1.75,1.113,-0.637</text:p>
      <text:p text:style-name="Standard">54,1.167,2.028,0.862</text:p>
      <text:p text:style-name="Standard">55,3.333,2.021,-1.312</text:p>
      <text:p text:style-name="Standard">56,2,2.271,0.271</text:p>
      <text:p text:style-name="Standard">57,2.167,1.463,-0.704</text:p>
      <text:p text:style-name="Standard">58,0,0.466,0.466</text:p>
      <text:p text:style-name="Standard">59,1.167,2.132,0.966</text:p>
      <text:p text:style-name="Standard">60,0.2,0.39,0.19</text:p>
      <text:p text:style-name="Standard">61,3,2.561,-0.439</text:p>
      <text:p text:style-name="Standard">62,2.833,1.562,-1.271</text:p>
      <text:p text:style-name="Standard">63,3.4,2.421,-0.979</text:p>
      <text:p text:style-name="Standard">64,0,0.258,0.258</text:p>
      <text:p text:style-name="Standard">65,0.4,1.576,1.176</text:p>
      <text:p text:style-name="Standard">66,0.8,1.465,0.665</text:p>
      <text:p text:style-name="Standard">67,2.5,2.989,0.489</text:p>
      <text:p text:style-name="Standard">68,2.25,2.448,0.198</text:p>
      <text:p text:style-name="Standard">69,3.8,2.885,-0.915</text:p>
      <text:p text:style-name="Standard">70,2.6,1.755,-0.845</text:p>
      <text:p text:style-name="Standard">71,1.5,2.355,0.855</text:p>
      <text:p text:style-name="Standard">72,1,1.683,0.683</text:p>
      <text:p text:style-name="Standard">73,3.833,1.974,-1.86</text:p>
      <text:p text:style-name="Standard">74,2.2,2.771,0.571</text:p>
      <text:p text:style-name="Standard">75,1,2.458,1.458</text:p>
      <text:p text:style-name="Standard">76,0.333,1.489,1.156</text:p>
      <text:p text:style-name="Standard">77,3.4,3.157,-0.243</text:p>
      <text:p text:style-name="Standard"><text:soft-page-break/>78,3,1.544,-1.456</text:p>
      <text:p text:style-name="Standard">79,1.4,2.584,1.184</text:p>
      <text:p text:style-name="Standard">80,1.75,1.262,-0.488</text:p>
      <text:p text:style-name="Standard">81,1.75,2.03,0.28</text:p>
      <text:p text:style-name="Standard">82,0.8,1.428,0.628</text:p>
      <text:p text:style-name="Standard">83,2.2,1.562,-0.638</text:p>
      <text:p text:style-name="Standard">84,2,2.089,0.089</text:p>
      <text:p text:style-name="Standard">85,2,1.923,-0.077</text:p>
      <text:p text:style-name="Standard">86,2.4,2.75,0.35</text:p>
      <text:p text:style-name="Standard">87,0,1.673,1.673</text:p>
      <text:p text:style-name="Standard">88,2.5,1.231,-1.269</text:p>
      <text:p text:style-name="Standard">89,1.75,1.095,-0.655</text:p>
      <text:p text:style-name="Standard">90,2.8,3.165,0.365</text:p>
      <text:p text:style-name="Standard">91,0,0.534,0.534</text:p>
      <text:p text:style-name="Standard">92,1.5,2.218,0.718</text:p>
      <text:p text:style-name="Standard">93,1.8,2.004,0.204</text:p>
      <text:p text:style-name="Standard">94,1,1.611,0.611</text:p>
      <text:p text:style-name="Standard">95,1.667,1.509,-0.157</text:p>
      <text:p text:style-name="Standard">96,1,3.674,2.674</text:p>
      <text:p text:style-name="Standard">97,0.2,1.814,1.614</text:p>
      <text:p text:style-name="Standard">98,1.6,2.376,0.776</text:p>
      <text:p text:style-name="Standard">99,1.2,1.946,0.746</text:p>
      <text:p text:style-name="Standard">100,2.8,1.964,-0.836</text:p>
      <text:p text:style-name="Standard">1,3.5,1.68,-1.82</text:p>
      <text:p text:style-name="Standard">2,1.333,2.418,1.084</text:p>
      <text:p text:style-name="Standard">3,2.8,1.611,-1.189</text:p>
      <text:p text:style-name="Standard">4,1.6,2.119,0.519</text:p>
      <text:p text:style-name="Standard">5,1.4,2.497,1.097</text:p>
      <text:p text:style-name="Standard">6,2.6,2.282,-0.318</text:p>
      <text:p text:style-name="Standard">7,0.25,1.686,1.436</text:p>
      <text:p text:style-name="Standard">8,0,0.526,0.526</text:p>
      <text:p text:style-name="Standard">9,1.667,2.765,1.098</text:p>
      <text:p text:style-name="Standard">10,0.333,0.633,0.3</text:p>
      <text:p text:style-name="Standard">11,2,2.736,0.736</text:p>
      <text:p text:style-name="Standard">12,2.75,1.939,-0.811</text:p>
      <text:p text:style-name="Standard">13,2.2,2.951,0.751</text:p>
      <text:p text:style-name="Standard">14,4.6,2.528,-2.072</text:p>
      <text:p text:style-name="Standard">15,2.167,1.871,-0.296</text:p>
      <text:p text:style-name="Standard">16,1.2,2.072,0.872</text:p>
      <text:p text:style-name="Standard">17,1.6,1.51,-0.09</text:p>
      <text:p text:style-name="Standard">18,2.25,1.513,-0.737</text:p>
      <text:p text:style-name="Standard">19,0.8,1.169,0.369</text:p>
      <text:p text:style-name="Standard">20,0,1.901,1.901</text:p>
      <text:p text:style-name="Standard">21,1.2,2.054,0.854</text:p>
      <text:p text:style-name="Standard">22,2.8,1.935,-0.865</text:p>
      <text:p text:style-name="Standard">23,3,1.421,-1.579</text:p>
      <text:p text:style-name="Standard">24,4.8,2.73,-2.07</text:p>
      <text:p text:style-name="Standard">25,1.833,1.652,-0.182</text:p>
      <text:p text:style-name="Standard">26,0.333,1.886,1.552</text:p>
      <text:p text:style-name="Standard">27,1.25,1.976,0.726</text:p>
      <text:p text:style-name="Standard">28,1.6,2.043,0.443</text:p>
      <text:p text:style-name="Standard"><text:soft-page-break/>29,1.2,2.354,1.154</text:p>
      <text:p text:style-name="Standard">30,3.2,2.594,-0.606</text:p>
      <text:p text:style-name="Standard">31,0.6,1.444,0.844</text:p>
      <text:p text:style-name="Standard">32,2.8,2.487,-0.313</text:p>
      <text:p text:style-name="Standard">33,2.4,1.293,-1.107</text:p>
      <text:p text:style-name="Standard">34,1.4,2.055,0.655</text:p>
      <text:p text:style-name="Standard">35,0.5,1.828,1.328</text:p>
      <text:p text:style-name="Standard">36,3.4,2.28,-1.12</text:p>
      <text:p text:style-name="Standard">37,0.2,0.565,0.365</text:p>
      <text:p text:style-name="Standard">38,2.333,1.418,-0.915</text:p>
      <text:p text:style-name="Standard">39,1.6,2.005,0.405</text:p>
      <text:p text:style-name="Standard">40,2.8,1.533,-1.267</text:p>
      <text:p text:style-name="Standard">41,0.6,1.696,1.096</text:p>
      <text:p text:style-name="Standard">42,0.2,2.973,2.773</text:p>
      <text:p text:style-name="Standard">43,3.333,1.42,-1.914</text:p>
      <text:p text:style-name="Standard">44,1.667,2.739,1.072</text:p>
      <text:p text:style-name="Standard">45,2.8,1.836,-0.964</text:p>
      <text:p text:style-name="Standard">46,3.333,3.109,-0.224</text:p>
      <text:p text:style-name="Standard">47,2.4,2.91,0.51</text:p>
      <text:p text:style-name="Standard">48,0.5,1.787,1.287</text:p>
      <text:p text:style-name="Standard">49,1.4,1.889,0.489</text:p>
      <text:p text:style-name="Standard">50,1.2,2.222,1.022</text:p>
      <text:p text:style-name="Standard">51,2.4,2.63,0.23</text:p>
      <text:p text:style-name="Standard">52,4,2.547,-1.453</text:p>
      <text:p text:style-name="Standard">53,2.167,2.198,0.032</text:p>
      <text:p text:style-name="Standard">54,1.5,1.467,-0.033</text:p>
      <text:p text:style-name="Standard">55,2,1.419,-0.581</text:p>
      <text:p text:style-name="Standard">56,1.6,2.114,0.514</text:p>
      <text:p text:style-name="Standard">57,2.2,2.025,-0.175</text:p>
      <text:p text:style-name="Standard">58,3.75,1.739,-2.011</text:p>
      <text:p text:style-name="Standard">59,0.333,1.708,1.374</text:p>
      <text:p text:style-name="Standard">60,1.667,1.762,0.096</text:p>
      <text:p text:style-name="Standard">61,1.5,1.299,-0.201</text:p>
      <text:p text:style-name="Standard">62,0,2.14,2.14</text:p>
      <text:p text:style-name="Standard">63,1,1.423,0.423</text:p>
      <text:p text:style-name="Standard">64,2.833,2.551,-0.283</text:p>
      <text:p text:style-name="Standard">65,1.833,1.908,0.075</text:p>
      <text:p text:style-name="Standard">66,2,2.706,0.706</text:p>
      <text:p text:style-name="Standard">67,1.6,1.944,0.344</text:p>
      <text:p text:style-name="Standard">68,4.2,2.128,-2.072</text:p>
      <text:p text:style-name="Standard">69,2.2,1.724,-0.476</text:p>
      <text:p text:style-name="Standard">70,3.4,2.487,-0.913</text:p>
      <text:p text:style-name="Standard">71,2,2.69,0.69</text:p>
      <text:p text:style-name="Standard">72,3.167,3.081,-0.086</text:p>
      <text:p text:style-name="Standard">73,3.833,2.024,-1.81</text:p>
      <text:p text:style-name="Standard">74,0.833,1.305,0.471</text:p>
      <text:p text:style-name="Standard">75,1.4,1.199,-0.201</text:p>
      <text:p text:style-name="Standard">76,2.2,2.197,-0.003</text:p>
      <text:p text:style-name="Standard">77,1.167,2.253,1.087</text:p>
      <text:p text:style-name="Standard">78,2.5,1.751,-0.749</text:p>
      <text:p text:style-name="Standard">79,0.4,2.692,2.292</text:p>
      <text:p text:style-name="Standard"><text:soft-page-break/>80,4.333,2.365,-1.968</text:p>
      <text:p text:style-name="Standard">81,1.5,1.546,0.046</text:p>
      <text:p text:style-name="Standard">82,0.2,0.637,0.437</text:p>
      <text:p text:style-name="Standard">83,0.6,1.274,0.674</text:p>
      <text:p text:style-name="Standard">84,3.833,3.158,-0.676</text:p>
      <text:p text:style-name="Standard">85,1.4,2.08,0.68</text:p>
      <text:p text:style-name="Standard">86,0,0.499,0.499</text:p>
      <text:p text:style-name="Standard">87,2.4,2.258,-0.142</text:p>
      <text:p text:style-name="Standard">88,1.167,1.428,0.261</text:p>
      <text:p text:style-name="Standard">89,1.143,2.235,1.092</text:p>
      <text:p text:style-name="Standard">90,1.167,1.103,-0.063</text:p>
      <text:p text:style-name="Standard">91,1,2.641,1.641</text:p>
      <text:p text:style-name="Standard">92,0.6,1.572,0.972</text:p>
      <text:p text:style-name="Standard">93,0,0.278,0.278</text:p>
      <text:p text:style-name="Standard">94,2.8,1.42,-1.38</text:p>
      <text:p text:style-name="Standard">95,3,2.295,-0.705</text:p>
      <text:p text:style-name="Standard">96,3.8,1.995,-1.805</text:p>
      <text:p text:style-name="Standard">97,1.5,2.108,0.608</text:p>
      <text:p text:style-name="Standard">98,2,2.132,0.132</text:p>
      <text:p text:style-name="Standard">99,3.333,1.972,-1.361</text:p>
      <text:p text:style-name="Standard">100,1.5,1.781,0.281</text:p>
      <text:p text:style-name="Standard">1,3.833,1.945,-1.888</text:p>
      <text:p text:style-name="Standard">2,1.833,1.975,0.142</text:p>
      <text:p text:style-name="Standard">3,0.429,1.724,1.296</text:p>
      <text:p text:style-name="Standard">4,2.667,2.958,0.291</text:p>
      <text:p text:style-name="Standard">5,1.2,2.052,0.852</text:p>
      <text:p text:style-name="Standard">6,2,0.878,-1.122</text:p>
      <text:p text:style-name="Standard">7,3.6,2.251,-1.349</text:p>
      <text:p text:style-name="Standard">8,0.6,1.627,1.027</text:p>
      <text:p text:style-name="Standard">9,3.75,2.143,-1.607</text:p>
      <text:p text:style-name="Standard">10,5,2.501,-2.499</text:p>
      <text:p text:style-name="Standard">11,1.8,2.158,0.358</text:p>
      <text:p text:style-name="Standard">12,4.4,1.471,-2.929</text:p>
      <text:p text:style-name="Standard">13,1.6,2.454,0.854</text:p>
      <text:p text:style-name="Standard">14,2.2,1.7,-0.5</text:p>
      <text:p text:style-name="Standard">15,0.167,0.544,0.378</text:p>
      <text:p text:style-name="Standard">16,1.75,2.503,0.753</text:p>
      <text:p text:style-name="Standard">17,1.6,2.15,0.55</text:p>
      <text:p text:style-name="Standard">18,1.4,1.938,0.538</text:p>
      <text:p text:style-name="Standard">19,3.333,3.076,-0.257</text:p>
      <text:p text:style-name="Standard">20,1.6,2.298,0.698</text:p>
      <text:p text:style-name="Standard">21,1.2,1.074,-0.126</text:p>
      <text:p text:style-name="Standard">22,1.8,1.577,-0.223</text:p>
      <text:p text:style-name="Standard">23,1.75,1.752,0.002</text:p>
      <text:p text:style-name="Standard">24,3.2,1.971,-1.229</text:p>
      <text:p text:style-name="Standard">25,0.25,0.541,0.291</text:p>
      <text:p text:style-name="Standard">26,0.167,1.072,0.906</text:p>
      <text:p text:style-name="Standard">27,3.2,2.166,-1.034</text:p>
      <text:p text:style-name="Standard">28,0.667,2.363,1.696</text:p>
      <text:p text:style-name="Standard">29,1.6,2.313,0.713</text:p>
      <text:p text:style-name="Standard">30,1.2,0.994,-0.206</text:p>
      <text:p text:style-name="Standard"><text:soft-page-break/>31,1.25,2.094,0.844</text:p>
      <text:p text:style-name="Standard">32,1.8,2.218,0.418</text:p>
      <text:p text:style-name="Standard">33,1.667,2.523,0.856</text:p>
      <text:p text:style-name="Standard">34,1,2.275,1.275</text:p>
      <text:p text:style-name="Standard">35,1.4,1.671,0.271</text:p>
      <text:p text:style-name="Standard">36,1,1.738,0.738</text:p>
      <text:p text:style-name="Standard">37,3.167,2.787,-0.38</text:p>
      <text:p text:style-name="Standard">38,2.2,2.696,0.496</text:p>
      <text:p text:style-name="Standard">39,0,0.337,0.337</text:p>
      <text:p text:style-name="Standard">40,2.333,2.418,0.085</text:p>
      <text:p text:style-name="Standard">41,3,2.804,-0.196</text:p>
      <text:p text:style-name="Standard">42,1,1.214,0.214</text:p>
      <text:p text:style-name="Standard">43,0.4,1.873,1.473</text:p>
      <text:p text:style-name="Standard">44,3.167,1.854,-1.312</text:p>
      <text:p text:style-name="Standard">45,0.6,1.928,1.328</text:p>
      <text:p text:style-name="Standard">46,2.4,1.362,-1.038</text:p>
      <text:p text:style-name="Standard">47,4.5,2.637,-1.863</text:p>
      <text:p text:style-name="Standard">48,1.2,2.409,1.209</text:p>
      <text:p text:style-name="Standard">49,1,1.176,0.176</text:p>
      <text:p text:style-name="Standard">50,2.333,1.212,-1.121</text:p>
      <text:p text:style-name="Standard">51,0.25,1.01,0.76</text:p>
      <text:p text:style-name="Standard">52,2.4,1.977,-0.423</text:p>
      <text:p text:style-name="Standard">53,2.429,1.751,-0.678</text:p>
      <text:p text:style-name="Standard">54,3.2,3.377,0.177</text:p>
      <text:p text:style-name="Standard">55,2,2.037,0.037</text:p>
      <text:p text:style-name="Standard">56,1.5,2.163,0.663</text:p>
      <text:p text:style-name="Standard">57,1.4,1.322,-0.078</text:p>
      <text:p text:style-name="Standard">58,1.667,1.794,0.128</text:p>
      <text:p text:style-name="Standard">59,0.6,1.842,1.242</text:p>
      <text:p text:style-name="Standard">60,3.8,2.045,-1.755</text:p>
      <text:p text:style-name="Standard">61,2.8,2.439,-0.361</text:p>
      <text:p text:style-name="Standard">62,1.167,1.748,0.581</text:p>
      <text:p text:style-name="Standard">63,0.5,1.025,0.525</text:p>
      <text:p text:style-name="Standard">64,3.833,3.237,-0.596</text:p>
      <text:p text:style-name="Standard">65,3.2,2.539,-0.661</text:p>
      <text:p text:style-name="Standard">66,3,2.184,-0.816</text:p>
      <text:p text:style-name="Standard">67,0.6,1.881,1.281</text:p>
      <text:p text:style-name="Standard">68,2,2.239,0.239</text:p>
      <text:p text:style-name="Standard">69,3,2.131,-0.869</text:p>
      <text:p text:style-name="Standard">70,1.75,2.141,0.391</text:p>
      <text:p text:style-name="Standard">71,3.6,2.678,-0.922</text:p>
      <text:p text:style-name="Standard">72,0.4,1.912,1.512</text:p>
      <text:p text:style-name="Standard">73,2,2.021,0.021</text:p>
      <text:p text:style-name="Standard">74,1.167,1.755,0.589</text:p>
      <text:p text:style-name="Standard">75,4.2,2.105,-2.095</text:p>
      <text:p text:style-name="Standard">76,2.2,1.649,-0.551</text:p>
      <text:p text:style-name="Standard">77,1.2,2.603,1.403</text:p>
      <text:p text:style-name="Standard">78,2,2.475,0.475</text:p>
      <text:p text:style-name="Standard">79,1.4,2.499,1.099</text:p>
      <text:p text:style-name="Standard">80,1,2.171,1.171</text:p>
      <text:p text:style-name="Standard">81,1.5,2.009,0.509</text:p>
      <text:p text:style-name="Standard"><text:soft-page-break/>82,1,2.764,1.764</text:p>
      <text:p text:style-name="Standard">83,1.8,1.766,-0.034</text:p>
      <text:p text:style-name="Standard">84,2.2,1.851,-0.349</text:p>
      <text:p text:style-name="Standard">85,0.4,2.031,1.631</text:p>
      <text:p text:style-name="Standard">86,3,2.272,-0.728</text:p>
      <text:p text:style-name="Standard">87,0.667,0.885,0.219</text:p>
      <text:p text:style-name="Standard">88,1.2,2.718,1.518</text:p>
      <text:p text:style-name="Standard">89,2.4,1.341,-1.059</text:p>
      <text:p text:style-name="Standard">90,1,1.598,0.598</text:p>
      <text:p text:style-name="Standard">91,1.2,2.448,1.248</text:p>
      <text:p text:style-name="Standard">92,3.167,2.888,-0.279</text:p>
      <text:p text:style-name="Standard">93,0.833,1.682,0.849</text:p>
      <text:p text:style-name="Standard">94,3.667,2.461,-1.205</text:p>
      <text:p text:style-name="Standard">95,3.2,1.74,-1.46</text:p>
      <text:p text:style-name="Standard">96,0,0.883,0.883</text:p>
      <text:p text:style-name="Standard">97,0.8,1.287,0.487</text:p>
      <text:p text:style-name="Standard">98,1.8,2.224,0.424</text:p>
      <text:p text:style-name="Standard">99,4.25,2.807,-1.443</text:p>
      <text:p text:style-name="Standard">100,0,0.911,0.911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834</text:p>
      <text:p text:style-name="Standard">Mean absolute error <text:s text:c="21"/>0.8447</text:p>
      <text:p text:style-name="Standard">Root mean squared error <text:s text:c="17"/>1.0389</text:p>
      <text:p text:style-name="Standard">Relative absolute error <text:s text:c="16"/>86.1491 %</text:p>
      <text:p text:style-name="Standard">Root relative squared error <text:s text:c="12"/>87.4442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3-12T21:28:11</meta:creation-date>
    <meta:document-statistic meta:table-count="0" meta:image-count="0" meta:object-count="0" meta:page-count="21" meta:paragraph-count="1037" meta:word-count="1115" meta:character-count="19553"/>
    <dc:date>2015-03-12T21:29:00</dc:date>
    <dc:creator>amita misra</dc:creator>
    <meta:editing-duration>PT49S</meta:editing-duration>
    <meta:editing-cycles>1</meta:editing-cycles>
    <meta:generator>OpenOffice/4.1.0$Unix OpenOffice.org_project/410m18$Build-9764</meta:generator>
  </office:meta>
</office:document-meta>
</file>